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ge" svg:font-family="Age" style:font-family-generic="modern" style:font-pitch="variable"/>
    <style:font-face style:name="AlphaRuler" svg:font-family="AlphaRuler" style:font-adornments="Bold" style:font-family-generic="modern" style:font-pitch="variable"/>
    <style:font-face style:name="Code Bold" svg:font-family="'Code Bold'" style:font-family-generic="modern" style:font-pitch="variable"/>
    <style:font-face style:name="Code Bold1" svg:font-family="'Code Bold'" style:font-adornments="Regular" style:font-family-generic="modern" style:font-pitch="variable"/>
    <style:font-face style:name="Archistico1" svg:font-family="Archistico" style:font-family-generic="roman" style:font-pitch="variable"/>
    <style:font-face style:name="Archistico" svg:font-family="Archistic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olvetica Rg" svg:font-family="'Coolvetica Rg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3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color="#800000" style:font-name="Code Bold"/>
    </style:style>
    <style:style style:name="P2" style:family="paragraph">
      <style:paragraph-properties fo:text-align="end"/>
      <style:text-properties fo:color="#800000" style:font-name="Code Bold1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color="#800000" style:font-name="Code Bold1"/>
    </style:style>
    <style:style style:name="P4" style:family="paragraph">
      <style:text-properties fo:color="#800000"/>
    </style:style>
    <style:style style:name="T1" style:family="text">
      <style:text-properties fo:color="#800000" style:font-name="Code Bold"/>
    </style:style>
    <style:style style:name="T2" style:family="text">
      <style:text-properties fo:color="#800000" style:font-name="Code Bold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800000" style:font-name="Code Bold1"/>
    </style:style>
    <style:style style:name="T4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HANGMAN</text:span></text:p>
            <text:p text:style-name="P1"><text:span text:style-name="T1"/></text:p>
            <text:p text:style-name="P1"><text:span text:style-name="T1">The Game :)</text:span></text:p>
          </draw:text-box>
        </draw:frame>
        <draw:frame draw:style-name="gr1" draw:text-style-name="P2" draw:layer="layout" svg:width="11.369cm" svg:height="1.123cm" svg:x="16.002cm" svg:y="19.451cm">
          <draw:text-box>
            <text:p text:style-name="P2"><text:span text:style-name="T2">CODE BY : TA'ZIRAH MARWAN</text:span></text:p>
          </draw:text-box>
        </draw:frame>
        <anim:par presentation:node-type="timing-root">
          <anim:par smil:begin="id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PENGANTAR PROGRAM</text:span></text:p>
          </draw:text-box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3" draw:id="id3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ALGORITMA PROGRAM</text:span></text:p>
          </draw:text-box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4" draw:id="id4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1. User menjalankan Program Game Hangman</text:span></text:p>
          </draw:text-box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5" draw:id="id5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2. penampilan Opening Game</text:span></text:p>
          </draw:text-box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6" draw:id="id6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3. Masukkan kata-kata yang ingin ditebak (hanya huruf kecil) (di programnya akan tampil '*' di tiap huruf yang diketik), lalu tekan enter</text:span></text:p>
          </draw:text-box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7" draw:id="id7">
        <draw:frame presentation:style-name="pr1" draw:text-style-name="P3" draw:layer="layout" svg:width="25.199cm" svg:height="16.255cm" svg:x="1.4cm" svg:y="0.837cm" presentation:class="subtitle">
          <draw:text-box>
            <text:list text:style-name="L1">
              <text:list-header>
                <text:p text:style-name="P3"><text:span text:style-name="T3">4. masukkan petunjuk, kemudian tekan enter.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8" draw:id="id8">
        <draw:frame presentation:style-name="pr1" draw:text-style-name="P3" draw:layer="layout" svg:width="25.199cm" svg:height="16.255cm" svg:x="1.4cm" svg:y="0.837cm" presentation:class="subtitle">
          <draw:text-box>
            <text:list text:style-name="L1">
              <text:list-header>
                <text:p text:style-name="P3"><text:span text:style-name="T3">5. Tampil petunjuk, sisa nyawa (maksimal 6), kata yang ditebak, huruf yang belum, huruf yang sudah digunakan, dan gambar hangmannya.</text:span></text:p>
              </text:list-header>
            </text:list>
          </draw:text-box>
        </draw:fram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9" draw:id="id9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6. Ketikkan 1 huruf</text:span></text:p>
          </draw:text-box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10" draw:id="id10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6.1. Jika Huruf yang diketik ada di kata yang ditebak, maka huruf tersebut akan ditampilkan </text:span><text:span text:style-name="T3"><text:tab/></text:span><text:span text:style-name="T3">dan dimasukkan ke daftar huruf yang sudah digunakan</text:span></text:p>
          </draw:text-box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11" draw:id="id11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6.2. Jika Huruf yang dimasukkan tidak ada di kata yang ditebak, maka nyawa berkurang 1 dan dimasukkan ke daftar huruf yang sudah digunakan</text:span></text:p>
          </draw:text-box>
        </draw:frame>
        <anim:par presentation:node-type="timing-root">
          <anim:par smil:begin="id11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12" draw:id="id1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6.3. jika huruf tersebut sudah digunakan, akan tampil tulisan "huruf _ sudah digunakan", dan nyawa tidak berkurang.</text:span></text:p>
          </draw:text-box>
        </draw:frame>
        <anim:par presentation:node-type="timing-root">
          <anim:par smil:begin="id1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13" draw:id="id13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7. Games selesai ketika semua huruf sudah ditebak atau nyawa habis.</text:span></text:p>
          </draw:text-box>
        </draw:frame>
        <anim:par presentation:node-type="timing-root">
          <anim:par smil:begin="id1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14" draw:id="id14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8. Tampil pilihan untuk mengulang game atau tidak.</text:span></text:p>
          </draw:text-box>
        </draw:frame>
        <anim:par presentation:node-type="timing-root">
          <anim:par smil:begin="id1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15" draw:id="id15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8.1. jika user menginput 'Y', maka kembali ke no. 3</text:span></text:p>
          </draw:text-box>
        </draw:frame>
        <anim:par presentation:node-type="timing-root">
          <anim:par smil:begin="id1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16" draw:id="id16">
        <draw:frame presentation:style-name="pr1" draw:text-style-name="P3" draw:layer="layout" svg:width="25.199cm" svg:height="16.255cm" svg:x="1.4cm" svg:y="0.837cm" presentation:class="subtitle">
          <draw:text-box>
            <text:list text:style-name="L1">
              <text:list-header>
                <text:p text:style-name="P3"><text:span text:style-name="T3">8.2. jika user menginput 'N', game selesai</text:span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17" draw:id="id17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8.3. jika selain dari itu, maka akan tampi tulisan 'input salah' dan user diminta menginput lagi.</text:span></text:p>
          </draw:text-box>
        </draw:frame>
        <anim:par presentation:node-type="timing-root">
          <anim:par smil:begin="id1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18" draw:id="id18">
        <draw:frame presentation:style-name="pr1" draw:text-style-name="P3" draw:layer="layout" svg:width="25.199cm" svg:height="16.255cm" svg:x="1.4cm" svg:y="0.837cm" presentation:class="subtitle">
          <draw:text-box>
            <text:p text:style-name="P3"><text:span text:style-name="T3"><text:a xlink:href="../HANGMAN%20Flowchart.png" xlink:type="simple">FLOWCHART</text:a></text:span></text:p>
          </draw:text-box>
        </draw:frame>
        <anim:par presentation:node-type="timing-root">
          <anim:par smil:begin="id1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 xml:id="id19" draw:id="id19">
        <draw:frame presentation:style-name="pr3" draw:text-style-name="P4" draw:layer="layout" svg:width="25.199cm" svg:height="3.506cm" svg:x="7.62cm" svg:y="17.78cm" presentation:class="title" presentation:user-transformed="true">
          <draw:text-box>
            <text:p text:style-name="P4"><text:span text:style-name="T4"><text:a xlink:href="../HANGMAN_COBA.cpp" xlink:type="simple">Menuju Ke Program~</text:a></text:span></text:p>
          </draw:text-box>
        </draw:frame>
        <anim:par presentation:node-type="timing-root">
          <anim:par smil:begin="id1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ge" svg:font-family="Age" style:font-family-generic="modern" style:font-pitch="variable"/>
    <style:font-face style:name="AlphaRuler" svg:font-family="AlphaRuler" style:font-adornments="Bold" style:font-family-generic="modern" style:font-pitch="variable"/>
    <style:font-face style:name="Code Bold" svg:font-family="'Code Bold'" style:font-family-generic="modern" style:font-pitch="variable"/>
    <style:font-face style:name="Code Bold1" svg:font-family="'Code Bold'" style:font-adornments="Regular" style:font-family-generic="modern" style:font-pitch="variable"/>
    <style:font-face style:name="Archistico1" svg:font-family="Archistico" style:font-family-generic="roman" style:font-pitch="variable"/>
    <style:font-face style:name="Archistico" svg:font-family="Archistico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olvetica Rg" svg:font-family="'Coolvetica Rg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3:02:12.371000000</meta:creation-date>
    <dc:date>2015-06-11T11:45:37.011000000</dc:date>
    <meta:editing-duration>PT2H14M28S</meta:editing-duration>
    <meta:editing-cycles>10</meta:editing-cycles>
    <meta:generator>LibreOffice/4.3.6.2$Windows_x86 LibreOffice_project/d50a87b2e514536ed401c18000dad4660b6a169e</meta:generator>
    <meta:document-statistic meta:object-count="79"/>
  </office:meta>
</office:document-meta>
</file>